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 style:data-style-name="N11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>
          <table:table-cell/>
          <table:table-cell office:value-type="string" calcext:value-type="string">
            <text:p>Tag 0</text:p>
          </table:table-cell>
          <table:table-cell table:number-columns-repeated="5"/>
          <table:table-cell office:value-type="string" calcext:value-type="string">
            <text:p>Tag 1</text:p>
          </table:table-cell>
          <table:table-cell table:number-columns-repeated="3"/>
          <table:table-cell office:value-type="string" calcext:value-type="string">
            <text:p>Tag 2</text:p>
          </table:table-cell>
          <table:table-cell table:number-columns-repeated="3"/>
          <table:table-cell office:value-type="string" calcext:value-type="string">
            <text:p>Tag 3</text:p>
          </table:table-cell>
          <table:table-cell table:number-columns-repeated="3"/>
          <table:table-cell office:value-type="string" calcext:value-type="string">
            <text:p>Tag 4</text:p>
          </table:table-cell>
          <table:table-cell table:number-columns-repeated="3"/>
          <table:table-cell office:value-type="string" calcext:value-type="string">
            <text:p>Tag 5</text:p>
          </table:table-cell>
          <table:table-cell table:number-columns-repeated="3"/>
          <table:table-cell office:value-type="string" calcext:value-type="string">
            <text:p>Tag 5</text:p>
          </table:table-cell>
          <table:table-cell table:number-columns-repeated="4"/>
        </table:table-row>
        <table:table-row table:style-name="ro1">
          <table:table-cell table:number-columns-repeated="32"/>
        </table:table-row>
        <table:table-row table:style-name="ro1"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2" office:value-type="string" calcext:value-type="string">
            <text:p>Clemens</text:p>
          </table:table-cell>
          <table:table-cell table:style-name="ce2" office:value-type="string" calcext:value-type="string">
            <text:p>Emil</text:p>
          </table:table-cell>
          <table:table-cell table:style-name="ce5" office:value-type="string" calcext:value-type="string">
            <text:p>Linus</text:p>
          </table:table-cell>
          <table:table-cell office:value-type="string" calcext:value-type="string">
            <text:p>Avg</text:p>
          </table:table-cell>
          <table:table-cell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 table:style-name="ce13"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/>
          <table:table-cell table:style-name="ce1" office:value-type="string" calcext:value-type="string">
            <text:p>Versuch #</text:p>
          </table:table-cell>
          <table:table-cell table:style-name="ce2" office:value-type="string" calcext:value-type="string">
            <text:p>Amelie</text:p>
          </table:table-cell>
          <table:table-cell table:style-name="ce5" office:value-type="string" calcext:value-type="string">
            <text:p>Clemens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mi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6.2" calcext:value-type="float">
            <text:p>6,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8" calcext:value-type="float">
            <text:p>8</text:p>
          </table:table-cell>
          <table:table-cell table:formula="of:=SUM([.B4:.E4])/4" office:value-type="float" office:value="12.05" calcext:value-type="float">
            <text:p>12,0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21.4" calcext:value-type="float">
            <text:p>21,4</text:p>
          </table:table-cell>
          <table:table-cell table:style-name="ce6" office:value-type="float" office:value="9.34" calcext:value-type="float">
            <text:p>9,34</text:p>
          </table:table-cell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3" office:value-type="float" office:value="31.02" calcext:value-type="float">
            <text:p>31,02</text:p>
          </table:table-cell>
          <table:table-cell table:style-name="ce6" office:value-type="float" office:value="13.3" calcext:value-type="float">
            <text:p>13,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21.24" calcext:value-type="float">
            <text:p>21,2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29.8" calcext:value-type="float">
            <text:p>29,8</text:p>
          </table:table-cell>
          <table:table-cell table:style-name="ce6" office:value-type="float" office:value="13.5" calcext:value-type="float">
            <text:p>13,5</text:p>
          </table:table-cell>
          <table:table-cell table:formula="of:=SUM([.B5:.E5])/4" office:value-type="float" office:value="17.975" calcext:value-type="float">
            <text:p>17,97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2.45" calcext:value-type="float">
            <text:p>12,45</text:p>
          </table:table-cell>
          <table:table-cell table:style-name="ce13"/>
          <table:table-cell table:style-name="ce1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12.7" calcext:value-type="float">
            <text:p>12,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1.9" calcext:value-type="float">
            <text:p>11,9</text:p>
          </table:table-cell>
          <table:table-cell table:formula="of:=SUM([.B6:.E6])/4" office:value-type="float" office:value="17.175" calcext:value-type="float">
            <text:p>17,17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15.13" calcext:value-type="float">
            <text:p>15,13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17.1" calcext:value-type="float">
            <text:p>17,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41.28" calcext:value-type="float">
            <text:p>41,28</text:p>
          </table:table-cell>
          <table:table-cell table:style-name="ce6" office:value-type="float" office:value="22.65" calcext:value-type="float">
            <text:p>22,6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6.6" calcext:value-type="float">
            <text:p>16,6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7.6" calcext:value-type="float">
            <text:p>17,6</text:p>
          </table:table-cell>
          <table:table-cell table:formula="of:=SUM([.B7:.E7])/4" office:value-type="float" office:value="19.225" calcext:value-type="float">
            <text:p>19,2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24.5" calcext:value-type="float">
            <text:p>24,5</text:p>
          </table:table-cell>
          <table:table-cell table:style-name="ce6" office:value-type="float" office:value="13.96" calcext:value-type="float">
            <text:p>13,96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3" office:value-type="float" office:value="30.21" calcext:value-type="float">
            <text:p>30,21</text:p>
          </table:table-cell>
          <table:table-cell table:style-name="ce6" office:value-type="float" office:value="15.7" calcext:value-type="float">
            <text:p>15,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29.5" calcext:value-type="float">
            <text:p>29,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1.6" calcext:value-type="float">
            <text:p>21,6</text:p>
          </table:table-cell>
          <table:table-cell table:formula="of:=SUM([.B8:.E8])/4" office:value-type="float" office:value="21.8" calcext:value-type="float">
            <text:p>21,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9.14" calcext:value-type="float">
            <text:p>9,14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6" office:value-type="float" office:value="30.5" calcext:value-type="float">
            <text:p>30,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9.9" calcext:value-type="float">
            <text:p>19,9</text:p>
          </table:table-cell>
          <table:table-cell table:formula="of:=SUM([.B9:.E9])/4" office:value-type="float" office:value="21.975" calcext:value-type="float">
            <text:p>21,97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float" office:value="10.92" calcext:value-type="float">
            <text:p>10,92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3" office:value-type="float" office:value="30.7" calcext:value-type="float">
            <text:p>30,7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41.7" calcext:value-type="float">
            <text:p>41,7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27" calcext:value-type="float">
            <text:p>2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9.9" calcext:value-type="float">
            <text:p>29,9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table:formula="of:=SUM([.B10:.E10])/4" office:value-type="float" office:value="18" calcext:value-type="float">
            <text:p>1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float" office:value="9.52" calcext:value-type="float">
            <text:p>9,52</text:p>
          </table:table-cell>
          <table:table-cell table:style-name="ce13"/>
          <table:table-cell table:style-name="ce1" office:value-type="float" office:value="7" calcext:value-type="float">
            <text:p>7</text:p>
          </table:table-cell>
          <table:table-cell table:style-name="ce3" office:value-type="float" office:value="31.5" calcext:value-type="float">
            <text:p>31,5</text:p>
          </table:table-cell>
          <table:table-cell table:style-name="ce6" office:value-type="float" office:value="16.5" calcext:value-type="float">
            <text:p>16,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25.6" calcext:value-type="float">
            <text:p>25,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0.4" calcext:value-type="float">
            <text:p>20,4</text:p>
          </table:table-cell>
          <table:table-cell table:formula="of:=SUM([.B11:.E11])/4" office:value-type="float" office:value="21.75" calcext:value-type="float">
            <text:p>21,7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float" office:value="15.5" calcext:value-type="float">
            <text:p>15,5</text:p>
          </table:table-cell>
          <table:table-cell table:style-name="ce13"/>
          <table:table-cell table:style-name="ce1" office:value-type="float" office:value="8" calcext:value-type="float">
            <text:p>8</text:p>
          </table:table-cell>
          <table:table-cell table:style-name="ce3" office:value-type="float" office:value="30.91" calcext:value-type="float">
            <text:p>30,91</text:p>
          </table:table-cell>
          <table:table-cell table:style-name="ce6" office:value-type="float" office:value="14.2" calcext:value-type="float">
            <text:p>14,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24.5" calcext:value-type="float">
            <text:p>24,5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24" calcext:value-type="float">
            <text:p>24</text:p>
          </table:table-cell>
          <table:table-cell table:formula="of:=SUM([.B12:.E12])/4" office:value-type="float" office:value="24.075" calcext:value-type="float">
            <text:p>24,07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float" office:value="13.24" calcext:value-type="float">
            <text:p>13,24</text:p>
          </table:table-cell>
          <table:table-cell table:style-name="ce13"/>
          <table:table-cell table:style-name="ce1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13.7" calcext:value-type="float">
            <text:p>13,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19.3" calcext:value-type="float">
            <text:p>19,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29.6" calcext:value-type="float">
            <text:p>29,6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24.9" calcext:value-type="float">
            <text:p>24,9</text:p>
          </table:table-cell>
          <table:table-cell table:formula="of:=SUM([.B13:.E13])/4" office:value-type="float" office:value="19.675" calcext:value-type="float">
            <text:p>19,67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table:style-name="ce13"/>
          <table:table-cell table:style-name="ce1" office:value-type="float" office:value="10" calcext:value-type="float">
            <text:p>10</text:p>
          </table:table-cell>
          <table:table-cell table:style-name="ce3" office:value-type="float" office:value="28.7" calcext:value-type="float">
            <text:p>28,7</text:p>
          </table:table-cell>
          <table:table-cell table:style-name="ce6" office:value-type="float" office:value="15.2" calcext:value-type="float">
            <text:p>15,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84" calcext:value-type="float">
            <text:p>84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9.5" calcext:value-type="float">
            <text:p>29,5</text:p>
          </table:table-cell>
          <table:table-cell table:number-columns-repeated="2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Avg</text:p>
          </table:table-cell>
          <table:table-cell table:formula="of:= SUM([.B4:.B13])/10" office:value-type="float" office:value="17.49" calcext:value-type="float">
            <text:p>17,49</text:p>
          </table:table-cell>
          <table:table-cell table:formula="of:= SUM([.C4:.C13])/10" office:value-type="float" office:value="12.23" calcext:value-type="float">
            <text:p>12,23</text:p>
          </table:table-cell>
          <table:table-cell table:formula="of:= SUM([.D4:.D13])/10" office:value-type="float" office:value="29.78" calcext:value-type="float">
            <text:p>29,78</text:p>
          </table:table-cell>
          <table:table-cell table:formula="of:= SUM([.E4:.E13])/10" office:value-type="float" office:value="17.98" calcext:value-type="float">
            <text:p>17,98</text:p>
          </table:table-cell>
          <table:table-cell table:formula="of:= SUM([.F4:.F13])/10" office:value-type="float" office:value="19.37" calcext:value-type="float">
            <text:p>19,37</text:p>
          </table:table-cell>
          <table:table-cell/>
          <table:table-cell office:value-type="string" calcext:value-type="string">
            <text:p>Avg</text:p>
          </table:table-cell>
          <table:table-cell table:formula="of:= SUM([.I4:.I13])/10" office:value-type="float" office:value="23.19" calcext:value-type="float">
            <text:p>23,19</text:p>
          </table:table-cell>
          <table:table-cell table:formula="of:= SUM([.J4:.J13])/10" office:value-type="float" office:value="12.02" calcext:value-type="float">
            <text:p>12,02</text:p>
          </table:table-cell>
          <table:table-cell/>
          <table:table-cell office:value-type="string" calcext:value-type="string">
            <text:p>Avg</text:p>
          </table:table-cell>
          <table:table-cell table:formula="of:= SUM([.M4:.M13])/10" office:value-type="float" office:value="30.904" calcext:value-type="float">
            <text:p>30,904</text:p>
          </table:table-cell>
          <table:table-cell table:formula="of:= SUM([.N4:.N13])/10" office:value-type="float" office:value="15.14" calcext:value-type="float">
            <text:p>15,14</text:p>
          </table:table-cell>
          <table:table-cell/>
          <table:table-cell office:value-type="string" calcext:value-type="string">
            <text:p>Avg</text:p>
          </table:table-cell>
          <table:table-cell table:formula="of:= SUM([.Q4:.Q13])/10" office:value-type="float" office:value="43.198" calcext:value-type="float">
            <text:p>43,198</text:p>
          </table:table-cell>
          <table:table-cell table:formula="of:= SUM([.R4:.R13])/10" office:value-type="float" office:value="21.819" calcext:value-type="float">
            <text:p>21,819</text:p>
          </table:table-cell>
          <table:table-cell/>
          <table:table-cell office:value-type="string" calcext:value-type="string">
            <text:p>Avg</text:p>
          </table:table-cell>
          <table:table-cell table:formula="of:= SUM([.U4:.U13])/10" office:value-type="float" office:value="58.9" calcext:value-type="float">
            <text:p>58,9</text:p>
          </table:table-cell>
          <table:table-cell table:formula="of:= SUM([.V4:.V13])/10" office:value-type="float" office:value="29.25" calcext:value-type="float">
            <text:p>29,25</text:p>
          </table:table-cell>
          <table:table-cell/>
          <table:table-cell office:value-type="string" calcext:value-type="string">
            <text:p>Avg</text:p>
          </table:table-cell>
          <table:table-cell table:formula="of:= SUM([.Y4:.Y13])/10" office:value-type="float" office:value="83.8" calcext:value-type="float">
            <text:p>83,8</text:p>
          </table:table-cell>
          <table:table-cell table:formula="of:= SUM([.Z4:.Z13])/10" office:value-type="float" office:value="40" calcext:value-type="float">
            <text:p>40</text:p>
          </table:table-cell>
          <table:table-cell/>
          <table:table-cell office:value-type="string" calcext:value-type="string">
            <text:p>Avg</text:p>
          </table:table-cell>
          <table:table-cell table:formula="of:= SUM([.AC4:.AC13])/10" office:value-type="float" office:value="29.41" calcext:value-type="float">
            <text:p>29,41</text:p>
          </table:table-cell>
          <table:table-cell table:formula="of:= SUM([.AD4:.AD13])/10" office:value-type="float" office:value="29.48" calcext:value-type="float">
            <text:p>29,48</text:p>
          </table:table-cell>
          <table:table-cell table:formula="of:= SUM([.AE4:.AE13])/10" office:value-type="float" office:value="0" calcext:value-type="float">
            <text:p>0</text:p>
          </table:table-cell>
          <table:table-cell table:formula="of:= SUM([.AF4:.AF13])/10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4:.B13])" office:value-type="float" office:value="25.6" calcext:value-type="float">
            <text:p>25,6</text:p>
          </table:table-cell>
          <table:table-cell table:formula="of:=MAX([.C4:.C13])" office:value-type="float" office:value="18.6" calcext:value-type="float">
            <text:p>18,6</text:p>
          </table:table-cell>
          <table:table-cell table:formula="of:=MAX([.D4:.D13])" office:value-type="float" office:value="30" calcext:value-type="float">
            <text:p>30</text:p>
          </table:table-cell>
          <table:table-cell table:formula="of:=MAX([.E4:.E13])" office:value-type="float" office:value="24.9" calcext:value-type="float">
            <text:p>24,9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I4:.I13])" office:value-type="float" office:value="25" calcext:value-type="float">
            <text:p>25</text:p>
          </table:table-cell>
          <table:table-cell table:formula="of:=MAX([.J4:.J13])" office:value-type="float" office:value="15.5" calcext:value-type="float">
            <text:p>15,5</text:p>
          </table:table-cell>
          <table:table-cell/>
          <table:table-cell office:value-type="string" calcext:value-type="string">
            <text:p>Max</text:p>
          </table:table-cell>
          <table:table-cell table:formula="of:=MAX([.M4:.M13])" office:value-type="float" office:value="33" calcext:value-type="float">
            <text:p>33</text:p>
          </table:table-cell>
          <table:table-cell table:formula="of:=MAX([.N4:.N13])" office:value-type="float" office:value="17.1" calcext:value-type="float">
            <text:p>17,1</text:p>
          </table:table-cell>
          <table:table-cell/>
          <table:table-cell office:value-type="string" calcext:value-type="string">
            <text:p>Max</text:p>
          </table:table-cell>
          <table:table-cell table:formula="of:=MAX([.Q4:.Q13])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x</text:p>
          </table:table-cell>
          <table:table-cell table:formula="of:=MAX([.U4:.U13])" office:value-type="float" office:value="62" calcext:value-type="float">
            <text:p>62</text:p>
          </table:table-cell>
          <table:table-cell table:formula="of:=MAX([.V4:.V13])" office:value-type="float" office:value="31" calcext:value-type="float">
            <text:p>31</text:p>
          </table:table-cell>
          <table:table-cell/>
          <table:table-cell office:value-type="string" calcext:value-type="string">
            <text:p>Max</text:p>
          </table:table-cell>
          <table:table-cell table:formula="of:=MAX([.Y4:.Y13])" office:value-type="float" office:value="84" calcext:value-type="float">
            <text:p>84</text:p>
          </table:table-cell>
          <table:table-cell table:formula="of:=MAX([.Z4:.Z13])" office:value-type="float" office:value="42" calcext:value-type="float">
            <text:p>42</text:p>
          </table:table-cell>
          <table:table-cell/>
          <table:table-cell office:value-type="string" calcext:value-type="string">
            <text:p>Max</text:p>
          </table:table-cell>
          <table:table-cell table:formula="of:=MAX([.AC4:.AC13])" office:value-type="float" office:value="30" calcext:value-type="float">
            <text:p>30</text:p>
          </table:table-cell>
          <table:table-cell table:formula="of:=MAX([.AD4:.AD13])" office:value-type="float" office:value="30" calcext:value-type="float">
            <text:p>30</text:p>
          </table:table-cell>
          <table:table-cell table:formula="of:=MAX([.AE4:.AE13])" office:value-type="float" office:value="0" calcext:value-type="float">
            <text:p>0</text:p>
          </table:table-cell>
          <table:table-cell table:formula="of:=MAX([.AF4:.AF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10" table:formula="of:=[.B15]/[.B20]" office:value-type="percentage" office:value="0.583" calcext:value-type="percentage">
            <text:p>58,30 %</text:p>
          </table:table-cell>
          <table:table-cell table:style-name="ce10" table:formula="of:=[.C15]/[.C20]" office:value-type="percentage" office:value="0.407666666666667" calcext:value-type="percentage">
            <text:p>40,77 %</text:p>
          </table:table-cell>
          <table:table-cell table:style-name="ce10" table:formula="of:=[.D15]/[.D20]" office:value-type="percentage" office:value="0.992666666666667" calcext:value-type="percentage">
            <text:p>99,27 %</text:p>
          </table:table-cell>
          <table:table-cell table:style-name="ce10" table:formula="of:=[.E15]/[.E20]" office:value-type="percentage" office:value="0.599333333333333" calcext:value-type="percentage">
            <text:p>59,93 %</text:p>
          </table:table-cell>
          <table:table-cell table:number-columns-repeated="2"/>
          <table:table-cell office:value-type="string" calcext:value-type="string">
            <text:p>Prozent</text:p>
          </table:table-cell>
          <table:table-cell table:style-name="ce10" table:formula="of:=[.I15]/[.I20]" office:value-type="percentage" office:value="0.9276" calcext:value-type="percentage">
            <text:p>92,76 %</text:p>
          </table:table-cell>
          <table:table-cell table:style-name="ce10" table:formula="of:=[.J15]/[.J20]" office:value-type="percentage" office:value="0.675280898876404" calcext:value-type="percentage">
            <text:p>67,53 %</text:p>
          </table:table-cell>
          <table:table-cell/>
          <table:table-cell office:value-type="string" calcext:value-type="string">
            <text:p>Prozent</text:p>
          </table:table-cell>
          <table:table-cell table:style-name="ce10" table:formula="of:=[.M15]/[.M20]" office:value-type="percentage" office:value="0.933655589123867" calcext:value-type="percentage">
            <text:p>93,37 %</text:p>
          </table:table-cell>
          <table:table-cell table:style-name="ce10" table:formula="of:=[.N15]/[.N20]" office:value-type="percentage" office:value="0.880232558139535" calcext:value-type="percentage">
            <text:p>88,02 %</text:p>
          </table:table-cell>
          <table:table-cell/>
          <table:table-cell office:value-type="string" calcext:value-type="string">
            <text:p>Prozent</text:p>
          </table:table-cell>
          <table:table-cell table:style-name="ce10" table:formula="of:=[.Q15]/[.Q20]" office:value-type="percentage" office:value="0.979546485260771" calcext:value-type="percentage">
            <text:p>97,95 %</text:p>
          </table:table-cell>
          <table:table-cell table:style-name="ce10" table:formula="of:=[.R15]/[.R20]" office:value-type="percentage" office:value="0.909125" calcext:value-type="percentage">
            <text:p>90,91 %</text:p>
          </table:table-cell>
          <table:table-cell/>
          <table:table-cell office:value-type="string" calcext:value-type="string">
            <text:p>Prozent</text:p>
          </table:table-cell>
          <table:table-cell table:style-name="ce10" table:formula="of:=[.U15]/[.U20]" office:value-type="percentage" office:value="0.95" calcext:value-type="percentage">
            <text:p>95,00 %</text:p>
          </table:table-cell>
          <table:table-cell table:style-name="ce10" table:formula="of:=[.V15]/[.V20]" office:value-type="percentage" office:value="0.943548387096774" calcext:value-type="percentage">
            <text:p>94,35 %</text:p>
          </table:table-cell>
          <table:table-cell/>
          <table:table-cell office:value-type="string" calcext:value-type="string">
            <text:p>Prozent</text:p>
          </table:table-cell>
          <table:table-cell table:style-name="ce10" table:formula="of:=[.Y15]/[.Y20]" office:value-type="percentage" office:value="0.997619047619048" calcext:value-type="percentage">
            <text:p>99,76 %</text:p>
          </table:table-cell>
          <table:table-cell table:style-name="ce10" table:formula="of:=[.Z15]/[.Z20]" office:value-type="percentage" office:value="0.952380952380952" calcext:value-type="percentage">
            <text:p>95,24 %</text:p>
          </table:table-cell>
          <table:table-cell/>
          <table:table-cell office:value-type="string" calcext:value-type="string">
            <text:p>Prozent</text:p>
          </table:table-cell>
          <table:table-cell table:style-name="ce10" table:formula="of:=[.AC15]/[.AC20]" office:value-type="percentage" office:value="0.980333333333333" calcext:value-type="percentage">
            <text:p>98,03 %</text:p>
          </table:table-cell>
          <table:table-cell table:style-name="ce10" table:formula="of:=[.AD15]/[.AD20]" office:value-type="percentage" office:value="0.982666666666667" calcext:value-type="percentage">
            <text:p>98,27 %</text:p>
          </table:table-cell>
          <table:table-cell table:style-name="ce10" table:formula="of:=[.AE15]/[.AE20]" office:value-type="percentage" office:value="0" calcext:value-type="percentage">
            <text:p>0,00 %</text:p>
          </table:table-cell>
          <table:table-cell table:style-name="ce10" table:formula="of:=[.AF15]/[.AF20]" office:value-type="percentage" office:value="0" calcext:value-type="percentage">
            <text:p>0,00 %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Zeiten: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Zeiten:</text:p>
          </table:table-cell>
          <table:table-cell office:value-type="float" office:value="25" calcext:value-type="float">
            <text:p>25</text:p>
          </table:table-cell>
          <table:table-cell office:value-type="float" office:value="17.8" calcext:value-type="float">
            <text:p>17,8</text:p>
          </table:table-cell>
          <table:table-cell/>
          <table:table-cell office:value-type="string" calcext:value-type="string">
            <text:p>Zeiten:</text:p>
          </table:table-cell>
          <table:table-cell office:value-type="float" office:value="33.1" calcext:value-type="float">
            <text:p>33,1</text:p>
          </table:table-cell>
          <table:table-cell office:value-type="float" office:value="17.2" calcext:value-type="float">
            <text:p>17,2</text:p>
          </table:table-cell>
          <table:table-cell/>
          <table:table-cell office:value-type="string" calcext:value-type="string">
            <text:p>Zeiten:</text:p>
          </table:table-cell>
          <table:table-cell office:value-type="float" office:value="44.1" calcext:value-type="float">
            <text:p>44,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Zeiten:</text:p>
          </table:table-cell>
          <table:table-cell table:formula="of:=ROUND([.Q24])" office:value-type="float" office:value="62" calcext:value-type="float">
            <text:p>62</text:p>
          </table:table-cell>
          <table:table-cell table:formula="of:=ROUND([.R24])" office:value-type="float" office:value="31" calcext:value-type="float">
            <text:p>31</text:p>
          </table:table-cell>
          <table:table-cell/>
          <table:table-cell office:value-type="string" calcext:value-type="string">
            <text:p>Zeiten:</text:p>
          </table:table-cell>
          <table:table-cell table:formula="of:=ROUND([.U24])" office:value-type="float" office:value="84" calcext:value-type="float">
            <text:p>84</text:p>
          </table:table-cell>
          <table:table-cell table:formula="of:=ROUND([.V24])" office:value-type="float" office:value="42" calcext:value-type="float">
            <text:p>42</text:p>
          </table:table-cell>
          <table:table-cell/>
          <table:table-cell office:value-type="string" calcext:value-type="string">
            <text:p>Zeiten: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Nächste Zeit:</text:p>
          </table:table-cell>
          <table:table-cell table:formula="of:= (([.B15]/[.B20])/0.7)*[.B20]" office:value-type="float" office:value="24.9857142857143" calcext:value-type="float">
            <text:p>24,9857142857143</text:p>
          </table:table-cell>
          <table:table-cell table:formula="of:= (([.C15]/[.C20])/0.7)*[.C20]" office:value-type="float" office:value="17.4714285714286" calcext:value-type="float">
            <text:p>17,4714285714286</text:p>
          </table:table-cell>
          <table:table-cell table:formula="of:= (([.D15]/[.D20])/0.7)*[.D20]" office:value-type="float" office:value="42.5428571428572" calcext:value-type="float">
            <text:p>42,5428571428572</text:p>
          </table:table-cell>
          <table:table-cell table:formula="of:= (([.E15]/[.E20])/0.7)*[.E20]" office:value-type="float" office:value="25.6857142857143" calcext:value-type="float">
            <text:p>25,6857142857143</text:p>
          </table:table-cell>
          <table:table-cell table:number-columns-repeated="2"/>
          <table:table-cell office:value-type="string" calcext:value-type="string">
            <text:p>Nächste Zeit:</text:p>
          </table:table-cell>
          <table:table-cell table:formula="of:= (([.I15]/[.I20])/0.7)*[.I20]" office:value-type="float" office:value="33.1285714285714" calcext:value-type="float">
            <text:p>33,1285714285714</text:p>
          </table:table-cell>
          <table:table-cell table:formula="of:= (([.J15]/[.J20])/0.7)*[.J20]" office:value-type="float" office:value="17.1714285714286" calcext:value-type="float">
            <text:p>17,1714285714286</text:p>
          </table:table-cell>
          <table:table-cell/>
          <table:table-cell office:value-type="string" calcext:value-type="string">
            <text:p>Nächste Zeit:</text:p>
          </table:table-cell>
          <table:table-cell table:formula="of:= (([.M15]/[.M20])/0.7)*[.M20]" office:value-type="float" office:value="44.1485714285714" calcext:value-type="float">
            <text:p>44,1485714285714</text:p>
          </table:table-cell>
          <table:table-cell table:formula="of:= (([.N15]/[.N20])/0.7)*[.N20]" office:value-type="float" office:value="21.6285714285714" calcext:value-type="float">
            <text:p>21,6285714285714</text:p>
          </table:table-cell>
          <table:table-cell/>
          <table:table-cell office:value-type="string" calcext:value-type="string">
            <text:p>Nächste Zeit:</text:p>
          </table:table-cell>
          <table:table-cell table:formula="of:= (([.Q15]/[.Q20])/0.7)*[.Q20]" office:value-type="float" office:value="61.7114285714286" calcext:value-type="float">
            <text:p>61,7114285714286</text:p>
          </table:table-cell>
          <table:table-cell table:formula="of:= (([.R15]/[.R20])/0.7)*[.R20]" office:value-type="float" office:value="31.17" calcext:value-type="float">
            <text:p>31,17</text:p>
          </table:table-cell>
          <table:table-cell/>
          <table:table-cell office:value-type="string" calcext:value-type="string">
            <text:p>Nächste Zeit:</text:p>
          </table:table-cell>
          <table:table-cell table:formula="of:= (([.U15]/[.U20])/0.7)*[.U20]" office:value-type="float" office:value="84.1428571428571" calcext:value-type="float">
            <text:p>84,1428571428571</text:p>
          </table:table-cell>
          <table:table-cell table:formula="of:= (([.V15]/[.V20])/0.7)*[.V20]" office:value-type="float" office:value="41.7857142857143" calcext:value-type="float">
            <text:p>41,7857142857143</text:p>
          </table:table-cell>
          <table:table-cell/>
          <table:table-cell office:value-type="string" calcext:value-type="string">
            <text:p>Nächste Zeit:</text:p>
          </table:table-cell>
          <table:table-cell table:formula="of:= (([.Y15]/[.Y20])/0.7)*[.Y20]" office:value-type="float" office:value="119.714285714286" calcext:value-type="float">
            <text:p>119,714285714286</text:p>
          </table:table-cell>
          <table:table-cell table:formula="of:= (([.Z15]/[.Z20])/0.7)*[.Z20]" office:value-type="float" office:value="57.1428571428571" calcext:value-type="float">
            <text:p>57,142857142857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.00.0000</text:date>, <text:time style:data-style-name="N2" text:time-value="14:07:33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4:42:36.764000000</meta:creation-date>
    <meta:generator>LibreOffice/7.1.0.3$Windows_X86_64 LibreOffice_project/f6099ecf3d29644b5008cc8f48f42f4a40986e4c</meta:generator>
    <dc:date>2023-02-28T14:31:37.959000000</dc:date>
    <meta:editing-duration>PT3H58M30S</meta:editing-duration>
    <meta:editing-cycles>129</meta:editing-cycles>
    <meta:document-statistic meta:table-count="1" meta:cell-count="394" meta:object-count="0"/>
  </office:meta>
</office:document-meta>
</file>